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)</text:p>
          </table:table-cell>
          <table:table-cell table:style-name="ce3" office:value-type="string">
            <text:p>Map Menu</text:p>
            <text:p/>
            <text:p>(KURT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Sound</text:p>
            <text:p/>
            <text:p>(JEFF)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(First week of sept meeting)</text:p>
          </table:table-cell>
          <table:table-cell table:style-name="ce13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8" office:value-type="string">
            <text:p>Replace the layout of the current info page to be like the "InfoPage_DayB.jpg" concept (\CardMatchingGame\DesignDocuments\Concepts\).</text:p>
          </table:table-cell>
          <table:table-cell table:style-name="ce8" office:value-type="string">
            <text:p>Matching Lioness(Clicking on 2 lioness) causes the player to imediately lose the match.</text:p>
          </table:table-cell>
          <table:table-cell table:style-name="ce8" office:value-type="string">
            <text:p>Implement all game sounds.</text:p>
            <text:p/>
            <text:p><text:span text:style-name="T1">75%</text:span>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Android</text:p>
          </table:table-cell>
          <table:table-cell table:style-name="Default"/>
          <table:table-cell table:style-name="ce8" office:value-type="string">
            <text:p>Instead of male and female cards, just have one to select on the main info menu.</text:p>
          </table:table-cell>
          <table:table-cell table:style-name="ce8" office:value-type="string">
            <text:p>Add main settings menu GUI. </text:p>
          </table:table-cell>
          <table:table-cell table:style-name="Default"/>
          <table:table-cell table:style-name="ce14" office:value-type="string">
            <text:p>Fix antelope mislabled (may be related to duplicating).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PC</text:p>
          </table:table-cell>
          <table:table-cell table:style-name="Default"/>
          <table:table-cell table:style-name="ce9" office:value-type="string">
            <text:p>Prevent antelope sliding unexpectedly in and out of screen after clicking too fast.</text:p>
          </table:table-cell>
          <table:table-cell table:style-name="ce8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Web</text:p>
          </table:table-cell>
          <table:table-cell table:style-name="Default"/>
          <table:table-cell table:style-name="ce13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8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iOS</text:p>
          </table:table-cell>
          <table:table-cell table:style-name="Default" table:number-columns-repeated="4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4" office:value-type="string">
            <text:p>Add a new difficulty mode, "Baby"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1" table:number-columns-repeated="5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Have the "Level script" for lioness be absolute probability rather than based on conservation status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alignment of info menu last column of cards(It has more empty space than the other columns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back button from playing sound instead of going to previous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Disable antelope name getting spoken again when going to new antelope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main settings menu with audio options: voices, music, sfx. 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another card def list just for lioness. 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Prevent long name from being clipped, like slender horned gazelle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8/10/2018</text:date>, <text:time>22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6M54S</meta:editing-duration>
    <meta:editing-cycles>59</meta:editing-cycles>
    <meta:generator>OpenOffice/4.1.3$Win32 OpenOffice.org_project/413m1$Build-9783</meta:generator>
    <dc:date>2018-08-10T22:03:17.60</dc:date>
    <dc:creator>Matt Hunter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